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ato" svg:font-family="Lato, proxima-nova, 'Helvetica Neue', Arial, sans-serif"/>
    <style:font-face style:name="Monaco" svg:font-family="Monaco, Consolas, 'Bitstream Vera Sans Mono', 'Courier New', Courier, monospace"/>
    <style:font-face style:name="Monaco1" svg:font-family="Monaco, Menlo, Consolas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04040" style:font-name="Consolas1" fo:font-size="9pt" fo:letter-spacing="normal" fo:font-style="normal" fo:font-weight="normal" officeooo:rsid="001e212e" officeooo:paragraph-rsid="001e212e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fo:font-variant="normal" fo:text-transform="none" fo:color="#404040" style:font-name="Consolas1" fo:font-size="9pt" fo:letter-spacing="normal" fo:font-style="normal" fo:font-weight="normal" officeooo:rsid="001f6508" officeooo:paragraph-rsid="001f6508" style:font-size-asian="12pt" style:font-weight-asian="normal" style:font-size-complex="12pt" style:font-weight-complex="normal"/>
    </style:style>
    <style:style style:name="P3" style:family="paragraph" style:parent-style-name="Preformatted_20_Text">
      <style:text-properties fo:font-variant="normal" fo:text-transform="none" fo:color="#404040" style:font-name="Consolas1" fo:font-size="9pt" fo:letter-spacing="normal" fo:font-style="normal" fo:font-weight="normal" officeooo:rsid="001f6508" officeooo:paragraph-rsid="001f6508"/>
    </style:style>
    <style:style style:name="P4" style:family="paragraph" style:parent-style-name="Preformatted_20_Text">
      <style:text-properties fo:font-variant="normal" fo:text-transform="none" fo:color="#333333" style:font-name="Monaco1" fo:font-size="9.75pt" fo:letter-spacing="normal" fo:font-style="normal" fo:font-weight="normal" officeooo:rsid="001e212e" officeooo:paragraph-rsid="001e212e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font-size="9pt" fo:font-weight="normal" officeooo:rsid="001e212e" officeooo:paragraph-rsid="001f6508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404040" style:font-name="Consolas1" fo:font-size="9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404040" style:font-name="Consolas1" fo:font-size="9pt" fo:letter-spacing="normal" fo:font-style="normal" fo:font-weight="normal" officeooo:paragraph-rsid="001f6508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404040" fo:letter-spacing="normal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f6508"/>
    </style:style>
    <style:style style:name="P11" style:family="paragraph" style:parent-style-name="Standard">
      <style:text-properties fo:font-size="16pt" fo:font-weight="bold" officeooo:rsid="002180c2" officeooo:paragraph-rsid="001e212e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20pt" fo:font-weight="bold" officeooo:rsid="0010ba17" officeooo:paragraph-rsid="001e212e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2pt" fo:font-weight="normal" officeooo:rsid="001e212e" officeooo:paragraph-rsid="001e212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e212e" officeooo:paragraph-rsid="001f6508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f6508" officeooo:paragraph-rsid="001f650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paragraph-rsid="001e212e"/>
    </style:style>
    <style:style style:name="P17" style:family="paragraph" style:parent-style-name="Standard">
      <style:text-properties fo:font-size="12pt" fo:font-weight="normal" officeooo:paragraph-rsid="001f6508"/>
    </style:style>
    <style:style style:name="P18" style:family="paragraph" style:parent-style-name="Standard">
      <style:text-properties fo:font-size="12pt" fo:font-weight="normal" officeooo:rsid="001f6508" officeooo:paragraph-rsid="001f6508"/>
    </style:style>
    <style:style style:name="P19" style:family="paragraph" style:parent-style-name="Standard">
      <style:text-properties fo:font-size="14pt" fo:font-weight="bold" officeooo:rsid="002180c2" officeooo:paragraph-rsid="001e212e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color="#404040" style:font-name="Consolas1" fo:font-size="9pt" fo:letter-spacing="normal" fo:font-style="normal"/>
    </style:style>
    <style:style style:name="T2" style:family="text">
      <style:text-properties fo:font-variant="normal" fo:text-transform="none" fo:color="#404040" style:font-name="Consolas1" fo:font-size="9pt" fo:letter-spacing="normal" fo:font-style="normal" fo:font-weight="normal"/>
    </style:style>
    <style:style style:name="T3" style:family="text">
      <style:text-properties fo:font-variant="normal" fo:text-transform="none" fo:color="#404040" style:font-name="Consolas1" fo:letter-spacing="normal" fo:font-style="normal" officeooo:rsid="001f6508" style:font-size-asian="10.5pt"/>
    </style:style>
    <style:style style:name="T4" style:family="text">
      <style:text-properties fo:font-variant="normal" fo:text-transform="none" fo:color="#404040" fo:letter-spacing="normal"/>
    </style:style>
    <style:style style:name="T5" style:family="text">
      <style:text-properties fo:font-variant="normal" fo:text-transform="none" fo:color="#404040" style:font-name="Lato" fo:letter-spacing="normal" fo:font-style="normal"/>
    </style:style>
    <style:style style:name="T6" style:family="text">
      <style:text-properties fo:font-variant="normal" fo:text-transform="none" fo:color="#404040" style:font-name="Lato" fo:letter-spacing="normal" fo:font-style="normal" officeooo:rsid="001f6508"/>
    </style:style>
    <style:style style:name="T7" style:family="text">
      <style:text-properties officeooo:rsid="001e212e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f6508" style:font-size-asian="14pt" style:font-weight-asian="bold" style:font-size-complex="14pt" style:font-weight-complex="bold"/>
    </style:style>
    <style:style style:name="T10" style:family="text">
      <style:text-properties fo:font-size="12pt" fo:font-weight="normal" officeooo:rsid="001f6508" style:font-size-asian="10.5pt" style:font-weight-asian="normal" style:font-size-complex="12pt" style:font-weight-complex="normal"/>
    </style:style>
    <style:style style:name="T11" style:family="text">
      <style:text-properties style:font-size-asian="10.5pt"/>
    </style:style>
    <style:style style:name="T12" style:family="text">
      <style:text-properties officeooo:rsid="001f6508" style:font-size-asian="10.5pt"/>
    </style:style>
    <style:style style:name="T13" style:family="text">
      <style:text-properties officeooo:rsid="001e212e" style:font-size-asian="12pt" style:font-weight-asian="normal" style:font-size-complex="12pt" style:font-weight-complex="normal"/>
    </style:style>
    <style:style style:name="T14" style:family="text">
      <style:text-properties officeooo:rsid="001f6508"/>
    </style:style>
    <style:style style:name="T15" style:family="text">
      <style:text-properties style:font-name="Consolas1" fo:font-size="9pt" fo:font-style="normal" fo:font-weight="normal"/>
    </style:style>
    <style:style style:name="T16" style:family="text">
      <style:text-properties style:font-name="La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locar Nome da Branch Atual no Terminal</text:p>
      <text:p text:style-name="P11"/>
      <text:p text:style-name="P19"><text:span text:style-name="T7">1) Verifique se o ssh está instalado.</text:span></text:p>
      <text:p text:style-name="P11"/>
      <text:p text:style-name="P13"><text:tab/>Primeiro confira se você possui o ssh instalado na sua maquina.</text:p>
      <text:p text:style-name="P13"><text:tab/></text:p>
      <text:p text:style-name="P1">ssh -v</text:p>
      <text:p text:style-name="P1"/>
      <text:p text:style-name="P13"><text:tab/>O resultado deve ser algo do tipo:</text:p>
      <text:p text:style-name="P13"/>
      <text:p text:style-name="P1">OpenSSH_4.6p1, OpenSSL 0.9.8e 23 Feb 2007</text:p>
      <text:p text:style-name="P6">usage: ssh [-1246AaCfgkMNnqsTtVvXxY] [-b bind_address] [-c cipher_spec]</text:p>
      <text:p text:style-name="P6">[-D [bind_address:]port] [-e escape_char] [-F configfile]</text:p>
      <text:p text:style-name="P6">[-i identity_file] [-L [bind_address:]port:host:hostport]</text:p>
      <text:p text:style-name="P6">[-l login_name] [-m mac_spec] [-O ctl_cmd] [-o option] [-p port]</text:p>
      <text:p text:style-name="P6">[-R [bind_address:]port:host:hostport] [-S ctl_path]</text:p>
      <text:p text:style-name="P6">[-w local_tun[:remote_tun]] [user@]hostname [command]</text:p>
      <text:p text:style-name="P13"/>
      <text:p text:style-name="P13"><text:tab/>Se não possuir o ssh instalado, use o seguinte comando:</text:p>
      <text:p text:style-name="P13"/>
      <text:p text:style-name="P4">sudo apt-get install openssh-server</text:p>
      <text:p text:style-name="P4"/>
      <text:p text:style-name="P4"><text:tab/></text:p>
      <text:p text:style-name="P13"><text:tab/>Se quiser alterar alguma configuração, edite o seguinte arquivo:</text:p>
      <text:p text:style-name="P13"/>
      <text:p text:style-name="P4">sudo nano /etc/ssh/sshd_config</text:p>
      <text:p text:style-name="P13"/>
      <text:p text:style-name="P13"><text:tab/>OBS: não é necessário usar o nano, pode ser usado o gedit por exemplo.</text:p>
      <text:p text:style-name="P13"/>
      <text:p text:style-name="P13"><text:span text:style-name="T8">2) Cria uma nova chave ssh.</text:span></text:p>
      <text:p text:style-name="P13"><text:span text:style-name="T8"/></text:p>
      <text:p text:style-name="P13"><text:span text:style-name="T8"><text:tab/></text:span><text:span text:style-name="T11">Utilize o seguinte comando:</text:span></text:p>
      <text:p text:style-name="P13"><text:span text:style-name="T11"/></text:p>
      <text:p text:style-name="P1">ls -a ~/.ssh</text:p>
      <text:p text:style-name="P13"/>
      <text:p text:style-name="P16"><text:span text:style-name="T13"><text:tab/>Se ele retornar: </text:span><text:span text:style-name="T1">ls: /c/Users/your-user-name/.ssh: No such file or directory</text:span></text:p>
      <text:p text:style-name="P13">significa que você não possui nenhuma chave ssh.</text:p>
      <text:p text:style-name="P13"/>
      <text:p text:style-name="P13"><text:tab/>Se ele retornar uma lista de arquvios que dizer que você já possui uma chave ssh.</text:p>
      <text:p text:style-name="P13"/>
      <text:p text:style-name="P13"><text:tab/>Caso já utilize sua chave ssh, pule para a próxima etapa, se deseja reescreve-la ou criar uma nova siga os seguintes passsos:</text:p>
      <text:p text:style-name="P13"/>
      <text:p text:style-name="P13"><text:tab/>Utilize o comando:</text:p>
      <text:p text:style-name="P13"/>
      <text:p text:style-name="P1">ssh-keygen</text:p>
      <text:p text:style-name="P13"/>
      <text:p text:style-name="P13"><text:tab/>Ele ira gerar uma nova chave, de enter em todas as etapas parar gerar uma hcave padrão sem encriptografia especifica.</text:p>
      <text:p text:style-name="P13"/>
      <text:p text:style-name="P13">Se utilixar o comando:</text:p>
      <text:p text:style-name="P13"/>
      <text:p text:style-name="P1">ls ~/.ssh</text:p>
      <text:p text:style-name="P13"/>
      <text:p text:style-name="P13"><text:soft-page-break/><text:tab/>Ira notar que foram criados dois arquivos: id_rsa e id_rsa.pub, um e a chave privada, o que esta sem o .pub, e a chave publica, que possui a extensão .pub.</text:p>
      <text:p text:style-name="P13"/>
      <text:p text:style-name="P14"><text:span text:style-name="T9">3</text:span><text:span text:style-name="T8">) Cria</text:span><text:span text:style-name="T9">ndo</text:span><text:span text:style-name="T8"> </text:span><text:span text:style-name="T9">arquivo config</text:span><text:span text:style-name="T8">.</text:span></text:p>
      <text:p text:style-name="P13"/>
      <text:p text:style-name="P13"><text:tab/><text:span text:style-name="T14">Para criar o arquivo config, primeiro precisamos acessar a pasta e depois criar o arquivo, para isso use os comandos:</text:span></text:p>
      <text:p text:style-name="P13"/>
      <text:p text:style-name="P15">cd ~/.ssh/</text:p>
      <text:p text:style-name="P15">touch config</text:p>
      <text:p text:style-name="P15">gedit config</text:p>
      <text:p text:style-name="P15"/>
      <text:p text:style-name="P15"><text:tab/>O arquivo estará em branco, é necessário adicionar as seguintes linhas:</text:p>
      <text:p text:style-name="P15"/>
      <text:p text:style-name="P2">Host bitbucket.org</text:p>
      <text:p text:style-name="P8"><text:s/><text:span text:style-name="T15">IdentityFile ~/.ssh/id_rsa</text:span></text:p>
      <text:p text:style-name="P9"/>
      <text:p text:style-name="P6">Host github.com</text:p>
      <text:p text:style-name="P9"><text:span text:style-name="T4"><text:s/></text:span><text:span text:style-name="T2">IdentityFile ~/.ssh/id_rsa</text:span></text:p>
      <text:p text:style-name="P9"><text:span text:style-name="T2"/></text:p>
      <text:p text:style-name="P7">Host git<text:span text:style-name="T14">lab</text:span>.com</text:p>
      <text:p text:style-name="P10"><text:span text:style-name="T2"><text:s/>IdentityFile ~/.ssh/id_rsa</text:span></text:p>
      <text:p text:style-name="P15"/>
      <text:p text:style-name="P15"><text:tab/>E bom já configurar o arquivo para todos os host mais comuns. Atente para o fado de que cada segunda linha precisa, NCESSÁRIAMENTE, de ser identada com um espaço em branco.</text:p>
      <text:p text:style-name="P15"/>
      <text:p text:style-name="P14"><text:span text:style-name="T9">4</text:span><text:span text:style-name="T8">) </text:span><text:span text:style-name="T9">Atualizando bash</text:span><text:span text:style-name="T8">.</text:span></text:p>
      <text:p text:style-name="P14"><text:span text:style-name="T8"/></text:p>
      <text:p text:style-name="P15"><text:tab/>Agora vamos atualizar o arquivo bash e acrescentar algumas linhas ao final dele:</text:p>
      <text:p text:style-name="P15"/>
      <text:p text:style-name="P17"><text:span text:style-name="T6">geidt ~</text:span><text:span text:style-name="T5">/.bashrc</text:span></text:p>
      <text:p text:style-name="P17"><text:span text:style-name="T5"/></text:p>
      <text:p text:style-name="P3"><text:span text:style-name="T16">SSH_ENV=$HOME/.ssh/environment</text:span></text:p>
      <text:p text:style-name="P9"/>
      <text:p text:style-name="P6"># start the ssh-agent</text:p>
      <text:p text:style-name="P6">function start_agent {</text:p>
      <text:p text:style-name="P8"><text:s text:c="4"/><text:span text:style-name="T15">echo "Initializing new SSH agent..."</text:span></text:p>
      <text:p text:style-name="P8"><text:s text:c="4"/><text:span text:style-name="T15"># spawn ssh-agent</text:span></text:p>
      <text:p text:style-name="P8"><text:s text:c="4"/><text:span text:style-name="T15">/usr/bin/ssh-agent | sed 's/^echo/#echo/' &gt; "${SSH_ENV}"</text:span></text:p>
      <text:p text:style-name="P8"><text:s text:c="4"/><text:span text:style-name="T15">echo succeeded</text:span></text:p>
      <text:p text:style-name="P8"><text:s text:c="4"/><text:span text:style-name="T15">chmod 600 "${SSH_ENV}"</text:span></text:p>
      <text:p text:style-name="P8"><text:s text:c="4"/><text:span text:style-name="T15">. "${SSH_ENV}" &gt; /dev/null</text:span></text:p>
      <text:p text:style-name="P8"><text:s text:c="4"/><text:span text:style-name="T15">/usr/bin/ssh-add</text:span></text:p>
      <text:p text:style-name="P6">}</text:p>
      <text:p text:style-name="P9"/>
      <text:p text:style-name="P6">if [ -f "${SSH_ENV}" ]; then</text:p>
      <text:p text:style-name="P8"><text:s text:c="5"/><text:span text:style-name="T15">. "${SSH_ENV}" &gt; /dev/null</text:span></text:p>
      <text:p text:style-name="P8"><text:s text:c="5"/><text:span text:style-name="T15">ps -ef | grep ${SSH_AGENT_PID} | grep ssh-agent$ &gt; /dev/null || {</text:span></text:p>
      <text:p text:style-name="P8"><text:s text:c="8"/><text:span text:style-name="T15">start_agent;</text:span></text:p>
      <text:p text:style-name="P8"><text:s text:c="4"/><text:span text:style-name="T15">}</text:span></text:p>
      <text:p text:style-name="P6">else</text:p>
      <text:p text:style-name="P8"><text:s text:c="4"/><text:span text:style-name="T15">start_agent;</text:span></text:p>
      <text:p text:style-name="P6">fi</text:p>
      <text:p text:style-name="P18"><text:span text:style-name="T5"/></text:p>
      <text:p text:style-name="P18"><text:span text:style-name="T5"><text:tab/></text:span></text:p>
      <text:p text:style-name="P15"><text:tab/>Isso fara com que o bash inicie o agente ssh automaticamente quando aberto.</text:p>
      <text:p text:style-name="P13"><text:tab/></text:p>
      <text:p text:style-name="P14"><text:soft-page-break/><text:span text:style-name="T9">5</text:span><text:span text:style-name="T8">) </text:span><text:span text:style-name="T9">Atualizando no git</text:span><text:span text:style-name="T8">.</text:span></text:p>
      <text:p text:style-name="P15"/>
      <text:p text:style-name="P15"><text:tab/>Acesse o arquivo com a chave publica e copie seu conteudo:</text:p>
      <text:p text:style-name="P15"/>
      <text:p text:style-name="P15"><text:span text:style-name="T1">gedit ~/.ssh/id_rsa.pub</text:span></text:p>
      <text:p text:style-name="P13"/>
      <text:p text:style-name="P11"><text:tab/><text:span text:style-name="T10">Copie seu conteudo.</text:span></text:p>
      <text:p text:style-name="P11"><text:span text:style-name="T10"/></text:p>
      <text:p text:style-name="P11"><text:span text:style-name="T10"><text:tab/>No git, clique no seu perfil no canto superior direito, configurações, chaves ssh.</text:span></text:p>
      <text:p text:style-name="P11"><text:span text:style-name="T10"/></text:p>
      <text:p text:style-name="P11"><text:span text:style-name="T10"><text:tab/>Cole a chave ssh e clique em adicionar.</text:span></text:p>
      <text:p text:style-name="P11"><text:span text:style-name="T10"/></text:p>
      <text:p text:style-name="P14"><text:span text:style-name="T9">6) Ultimos passos.</text:span></text:p>
      <text:p text:style-name="P14"><text:span text:style-name="T9"/></text:p>
      <text:p text:style-name="P14"><text:span text:style-name="T9"><text:tab/> </text:span><text:span text:style-name="T12">Utilize o seguinte comando:</text:span></text:p>
      <text:p text:style-name="P14"><text:span text:style-name="T12"/></text:p>
      <text:p text:style-name="P5"><text:span text:style-name="T3">ssh -T git@gitlab.com</text:span></text:p>
      <text:p text:style-name="P14"><text:span text:style-name="T12"/></text:p>
      <text:p text:style-name="P15"><text:span text:style-name="T11"><text:tab/>Responda yes e então será salvo no seu computador o gitlab na lista de host conhecidos. Assim será possível utilizar o comando git clone por ssh sem utilizar usuario e senh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ato" svg:font-family="Lato, proxima-nova, 'Helvetica Neue', Arial, sans-serif"/>
    <style:font-face style:name="Monaco" svg:font-family="Monaco, Consolas, 'Bitstream Vera Sans Mono', 'Courier New', Courier, monospace"/>
    <style:font-face style:name="Monaco1" svg:font-family="Monaco, Menlo, Consolas, 'Courier New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2:35:01.987444241</meta:creation-date>
    <dc:date>2019-04-03T02:58:05.631572277</dc:date>
    <meta:editing-duration>P0D</meta:editing-duration>
    <meta:editing-cycles>1</meta:editing-cycles>
    <meta:document-statistic meta:table-count="0" meta:image-count="0" meta:object-count="0" meta:page-count="3" meta:paragraph-count="80" meta:word-count="501" meta:character-count="3271" meta:non-whitespace-character-count="2761"/>
    <meta:generator>LibreOffice/5.1.6.2$Linux_X86_64 LibreOffice_project/10m0$Build-2</meta:generator>
  </office:meta>
</office:document-meta>
</file>